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2c3" officeooo:paragraph-rsid="00007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zarka@MZ:~$ sudo nmap -sS <text:s/>tornado94.net</text:p>
      <text:p text:style-name="P1">Mot de passe [sudo] pour medzarka : </text:p>
      <text:p text:style-name="P1"/>
      <text:p text:style-name="P1">Starting Nmap 6.47 ( http://nmap.org ) at 2016-02-05 15:21 CET</text:p>
      <text:p text:style-name="P1">Nmap scan report for tornado94.net (51.255.206.41)</text:p>
      <text:p text:style-name="P1">Host is up (0.087s latency).</text:p>
      <text:p text:style-name="P1">rDNS record for 51.255.206.41: 41.ip-51-255-206.eu</text:p>
      <text:p text:style-name="P1">Not shown: 987 closed ports</text:p>
      <text:p text:style-name="P1">PORT <text:s text:c="4"/>STATE <text:s text:c="3"/>SERVICE</text:p>
      <text:p text:style-name="P1">22/tcp <text:s text:c="2"/>open <text:s text:c="4"/>ssh</text:p>
      <text:p text:style-name="P1">445/tcp <text:s/>filtered microsoft-ds</text:p>
      <text:p text:style-name="P1">2020/tcp open <text:s text:c="4"/>xinupageserver</text:p>
      <text:p text:style-name="P1">2021/tcp open <text:s text:c="4"/>servexec</text:p>
      <text:p text:style-name="P1">2022/tcp open <text:s text:c="4"/>down</text:p>
      <text:p text:style-name="P1">2030/tcp open <text:s text:c="4"/>device2</text:p>
      <text:p text:style-name="P1">2033/tcp open <text:s text:c="4"/>glogger</text:p>
      <text:p text:style-name="P1">2034/tcp open <text:s text:c="4"/>scoremgr</text:p>
      <text:p text:style-name="P1">2040/tcp open <text:s text:c="4"/>lam</text:p>
      <text:p text:style-name="P1">2041/tcp open <text:s text:c="4"/>interbase</text:p>
      <text:p text:style-name="P1">2045/tcp open <text:s text:c="4"/>cdfunc</text:p>
      <text:p text:style-name="P1">2047/tcp open <text:s text:c="4"/>dls</text:p>
      <text:p text:style-name="P1">2049/tcp open <text:s text:c="4"/>nfs</text:p>
      <text:p text:style-name="P1"/>
      <text:p text:style-name="P1">Nmap done: 1 IP address (1 host up) scanned in 266.48 seconds</text:p>
      <text:p text:style-name="P1">medzarka@MZ:~$ sudo nmap -sS <text:s/>tornado95.net</text:p>
      <text:p text:style-name="P1"/>
      <text:p text:style-name="P1">Starting Nmap 6.47 ( http://nmap.org ) at 2016-02-05 15:33 CET</text:p>
      <text:p text:style-name="P1">Nmap scan report for tornado95.net (51.255.204.185)</text:p>
      <text:p text:style-name="P1">Host is up (0.098s latency).</text:p>
      <text:p text:style-name="P1">rDNS record for 51.255.204.185: 185.ip-51-255-204.eu</text:p>
      <text:p text:style-name="P1">Not shown: 985 closed ports</text:p>
      <text:p text:style-name="P1">PORT <text:s text:c="5"/>STATE <text:s text:c="3"/>SERVICE</text:p>
      <text:p text:style-name="P1">445/tcp <text:s text:c="2"/>filtered microsoft-ds</text:p>
      <text:p text:style-name="P1">2020/tcp <text:s/>open <text:s text:c="4"/>xinupageserver</text:p>
      <text:p text:style-name="P1">2021/tcp <text:s/>open <text:s text:c="4"/>servexec</text:p>
      <text:p text:style-name="P1">2022/tcp <text:s/>open <text:s text:c="4"/>down</text:p>
      <text:p text:style-name="P1">2030/tcp <text:s/>open <text:s text:c="4"/>device2</text:p>
      <text:p text:style-name="P1">2033/tcp <text:s/>open <text:s text:c="4"/>glogger</text:p>
      <text:p text:style-name="P1">2034/tcp <text:s/>open <text:s text:c="4"/>scoremgr</text:p>
      <text:p text:style-name="P1">2040/tcp <text:s/>open <text:s text:c="4"/>lam</text:p>
      <text:p text:style-name="P1">2041/tcp <text:s/>open <text:s text:c="4"/>interbase</text:p>
      <text:p text:style-name="P1">2045/tcp <text:s/>open <text:s text:c="4"/>cdfunc</text:p>
      <text:p text:style-name="P1">2047/tcp <text:s/>open <text:s text:c="4"/>dls</text:p>
      <text:p text:style-name="P1">2049/tcp <text:s/>open <text:s text:c="4"/>nfs</text:p>
      <text:p text:style-name="P1">7777/tcp <text:s/>open <text:s text:c="4"/>cbt</text:p>
      <text:p text:style-name="P1">7778/tcp <text:s/>open <text:s text:c="4"/>interwise</text:p>
      <text:p text:style-name="P1">12000/tcp open <text:s text:c="4"/>cce4x</text:p>
      <text:p text:style-name="P1"/>
      <text:p text:style-name="P1">Nmap done: 1 IP address (1 host up) scanned in 266.62 seco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ZARKA</meta:initial-creator>
    <meta:creation-date>2016-02-05T15:43:00.903133149</meta:creation-date>
    <dc:date>2016-02-05T15:43:09.247557009</dc:date>
    <dc:creator>Mohamed ZARKA</dc:creator>
    <meta:editing-duration>PT8S</meta:editing-duration>
    <meta:editing-cycles>1</meta:editing-cycles>
    <meta:document-statistic meta:table-count="0" meta:image-count="0" meta:object-count="0" meta:page-count="1" meta:paragraph-count="45" meta:word-count="193" meta:character-count="1439" meta:non-whitespace-character-count="1151"/>
    <meta:generator>LibreOffice/5.0.2.2$Linux_X86_64 LibreOffice_project/00m0$Build-2</meta:generator>
  </office:meta>
</office:document-meta>
</file>